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13559f" officeooo:paragraph-rsid="0013559f"/>
    </style:style>
    <style:style style:name="P2" style:family="paragraph" style:parent-style-name="Standard">
      <style:text-properties style:font-name="Arial1" fo:font-weight="normal" officeooo:rsid="0013559f" officeooo:paragraph-rsid="0013559f" style:font-weight-asian="normal" style:font-weight-complex="normal"/>
    </style:style>
    <style:style style:name="P3" style:family="paragraph" style:parent-style-name="Standard">
      <style:text-properties style:font-name="Arial1" fo:font-weight="normal" officeooo:rsid="001205d9" officeooo:paragraph-rsid="001205d9" style:font-weight-asian="normal" style:font-weight-complex="normal"/>
    </style:style>
    <style:style style:name="P4" style:family="paragraph" style:parent-style-name="Standard">
      <style:text-properties style:font-name="Arial1" fo:font-weight="bold" officeooo:rsid="001205d9" officeooo:paragraph-rsid="001205d9" style:font-weight-asian="bold" style:font-weight-complex="bold"/>
    </style:style>
    <style:style style:name="P5" style:family="paragraph" style:parent-style-name="Standard">
      <style:text-properties style:font-name="Arial1" fo:font-weight="bold" officeooo:rsid="0013559f" officeooo:paragraph-rsid="0013559f" style:font-weight-asian="bold" style:font-weight-complex="bold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>
      <style:text-properties style:font-name="Arial1" officeooo:rsid="0013559f" officeooo:paragraph-rsid="0013559f"/>
    </style:style>
    <style:style style:name="P8" style:family="paragraph" style:parent-style-name="Standard">
      <style:text-properties style:font-name="Arial1" fo:font-size="14pt" fo:font-weight="bold" officeooo:rsid="00144188" officeooo:paragraph-rsid="0014418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1" officeooo:rsid="0013559f" officeooo:paragraph-rsid="0013559f"/>
    </style:style>
    <style:style style:name="T1" style:family="text">
      <style:text-properties style:font-name="Arial1" fo:font-weight="normal" style:font-weight-asian="normal" style:font-weight-complex="normal"/>
    </style:style>
    <style:style style:name="T2" style:family="text">
      <style:text-properties style:font-name="Arial1" fo:font-weight="normal" style:font-weight-asian="normal" style:font-weight-complex="normal" loext:padding="0.049cm" loext:border="0.06pt solid #d9d9e3"/>
    </style:style>
    <style:style style:name="T3" style:family="text">
      <style:text-properties officeooo:rsid="00144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duct<text:span text:style-name="T3">s</text:span> details page</text:p>
      <text:p text:style-name="P2">This test suit objective is to validate the products information on the “Product Details Page”.</text:p>
      <text:p text:style-name="P3"/>
      <text:p text:style-name="P4">TC-1</text:p>
      <text:p text:style-name="P6">Feature: Product Details Page</text:p>
      <text:p text:style-name="P6"/>
      <text:p text:style-name="P6">Scenario: View Product Details</text:p>
      <text:p text:style-name="P6">Given a logged-in standard user</text:p>
      <text:p text:style-name="P6">And the user is on the inventory page</text:p>
      <text:p text:style-name="P6">When the user clicks on the product "Sauce Labs Backpack"</text:p>
      <text:p text:style-name="P6">Then the user should be redirected to the product details page</text:p>
      <text:p text:style-name="P6">And the user should see the product name, description, price, and image</text:p>
      <text:p text:style-name="P6">And the "Add to Cart" button should be displayed</text:p>
      <text:p text:style-name="P6"/>
      <text:p text:style-name="P5">TC-2</text:p>
      <text:p text:style-name="P7">Feature: Product Details Page</text:p>
      <text:p text:style-name="P7"/>
      <text:p text:style-name="P1"><text:span text:style-name="Strong_20_Emphasis"><text:span text:style-name="T2">Scenario: Verify Product Image</text:span></text:span><text:span text:style-name="T1"> </text:span></text:p>
      <text:p text:style-name="P6">Given a user on the product details page of "Sauce Labs Backpack"</text:p>
      <text:p text:style-name="P6">When the user inspects the product image</text:p>
      <text:p text:style-name="P6">Then the image should be displayed with a valid URL</text:p>
      <text:p text:style-name="P6">And the image should be of reasonable size and resolution</text:p>
      <text:p text:style-name="P6"/>
      <text:p text:style-name="P5">TC-3</text:p>
      <text:p text:style-name="P7">Feature: Product Details Page</text:p>
      <text:p text:style-name="P7"/>
      <text:p text:style-name="P7">Scenario: Add Product to Cart from Details Page</text:p>
      <text:p text:style-name="P7">Given a logged-in standard user</text:p>
      <text:p text:style-name="P7">And the user is on the product details page of "Sauce Labs Bike Light"</text:p>
      <text:p text:style-name="P7">When the user clicks on the "Add to Cart" button</text:p>
      <text:p text:style-name="P7">Then the product should be added to the cart</text:p>
      <text:p text:style-name="P7">And the cart count should be updated accordingly</text:p>
      <text:p text:style-name="P7">And a success message "Product added to cart" should be displayed</text:p>
      <text:p text:style-name="P7"/>
      <text:p text:style-name="P5">TC-4</text:p>
      <text:p text:style-name="P7">Feature: Product Details Page</text:p>
      <text:p text:style-name="P7"/>
      <text:p text:style-name="P7">Scenario 4: Verify Product Price and Description</text:p>
      <text:p text:style-name="P7">Given a user on the product details page of "Sauce Labs Backpack"</text:p>
      <text:p text:style-name="P7">Then the user should see the correct product price displayed</text:p>
      <text:p text:style-name="P7">And the product description should be accurate and relevant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20:54:15.827000000</meta:creation-date>
    <dc:date>2023-07-21T21:30:40.523000000</dc:date>
    <meta:editing-duration>PT11M16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33" meta:word-count="243" meta:character-count="1413" meta:non-whitespace-character-count="1202"/>
  </office:meta>
</office:document-meta>
</file>